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r=0</text:p>
          </table:table-cell>
          <table:table-cell office:value-type="string">
            <text:p>r=1</text:p>
          </table:table-cell>
          <table:table-cell office:value-type="string">
            <text:p>r=2</text:p>
          </table:table-cell>
          <table:table-cell office:value-type="string">
            <text:p>r=3</text:p>
          </table:table-cell>
          <table:table-cell office:value-type="string">
            <text:p>r=4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office:value-type="string">
            <text:p>l=0</text:p>
          </table:table-cell>
          <table:table-cell office:value-type="float" office:value="12155">
            <text:p>12155</text:p>
          </table:table-cell>
          <table:table-cell office:value-type="float" office:value="842">
            <text:p>842</text:p>
          </table:table-cell>
          <table:table-cell office:value-type="float" office:value="631">
            <text:p>63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formula="of:=+SUM([.B5:.F5])+SUM([.B5:.B9])" office:value-type="float" office:value="25810">
            <text:p>25810</text:p>
          </table:table-cell>
          <table:table-cell/>
        </table:table-row>
        <table:table-row table:style-name="ro1">
          <table:table-cell office:value-type="string">
            <text:p>l=1</text:p>
          </table:table-cell>
          <table:table-cell office:value-type="string">
            <text:p><text:s/></text:p>
          </table:table-cell>
          <table:table-cell office:value-type="float" office:value="600">
            <text:p>600</text:p>
          </table:table-cell>
          <table:table-cell office:value-type="float" office:value="393">
            <text:p>39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+SUM([.B6:.F6])+ +SUM([.C5:.C9])" office:value-type="float" office:value="2443">
            <text:p>2443</text:p>
          </table:table-cell>
          <table:table-cell/>
        </table:table-row>
        <table:table-row table:style-name="ro1">
          <table:table-cell office:value-type="string">
            <text:p>l=2</text:p>
          </table:table-cell>
          <table:table-cell table:number-columns-repeated="2" office:value-type="string">
            <text:p><text:s/></text:p>
          </table:table-cell>
          <table:table-cell office:value-type="float" office:value="1998">
            <text:p>1998</text:p>
          </table:table-cell>
          <table:table-cell office:value-type="float" office:value="183">
            <text:p>183</text:p>
          </table:table-cell>
          <table:table-cell office:value-type="float" office:value="89">
            <text:p>89</text:p>
          </table:table-cell>
          <table:table-cell table:formula="of:=+SUM([.B7:.F7])+SUM([.D5:.D9])" office:value-type="float" office:value="5292">
            <text:p>5292</text:p>
          </table:table-cell>
          <table:table-cell/>
        </table:table-row>
        <table:table-row table:style-name="ro1">
          <table:table-cell office:value-type="string">
            <text:p>l=3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307">
            <text:p>307</text:p>
          </table:table-cell>
          <table:table-cell office:value-type="float" office:value="67">
            <text:p>67</text:p>
          </table:table-cell>
          <table:table-cell table:formula="of:=+SUM([.B8:.F8])+SUM([.E5:.E9])" office:value-type="float" office:value="873">
            <text:p>873</text:p>
          </table:table-cell>
          <table:table-cell/>
        </table:table-row>
        <table:table-row table:style-name="ro1">
          <table:table-cell office:value-type="string">
            <text:p>l=4</text:p>
          </table:table-cell>
          <table:table-cell office:value-type="string">
            <text:p><text:s/></text:p>
          </table:table-cell>
          <table:table-cell table:number-columns-repeated="3"/>
          <table:table-cell office:value-type="float" office:value="263">
            <text:p>263</text:p>
          </table:table-cell>
          <table:table-cell table:formula="of:=+SUM([.B9:.F9])+SUM([.F5:.F9])" office:value-type="float" office:value="708">
            <text:p>708</text:p>
          </table:table-cell>
          <table:table-cell/>
        </table:table-row>
        <table:table-row table:style-name="ro1">
          <table:table-cell table:number-columns-repeated="6"/>
          <table:table-cell table:formula="of:=+SUM([.G5:.G9])" office:value-type="float" office:value="35126">
            <text:p>35126</text:p>
          </table:table-cell>
          <table:table-cell/>
        </table:table-row>
        <table:table-row table:style-name="ro1">
          <table:table-cell/>
          <table:table-cell office:value-type="string">
            <text:p>r=0</text:p>
          </table:table-cell>
          <table:table-cell office:value-type="string">
            <text:p>r=1</text:p>
          </table:table-cell>
          <table:table-cell office:value-type="string">
            <text:p>r=2</text:p>
          </table:table-cell>
          <table:table-cell office:value-type="string">
            <text:p>r=3</text:p>
          </table:table-cell>
          <table:table-cell office:value-type="string">
            <text:p>r=4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office:value-type="string">
            <text:p>l=0</text:p>
          </table:table-cell>
          <table:table-cell table:style-name="ce1" table:formula="of:=+[.B5]/[.$G$10]" office:value-type="float" office:value="0.346039970392302">
            <text:p>0.3460</text:p>
          </table:table-cell>
          <table:table-cell table:style-name="ce1" table:formula="of:=+[.C5]/[.$G$10]" office:value-type="float" office:value="0.0239708478050447">
            <text:p>0.0240</text:p>
          </table:table-cell>
          <table:table-cell table:style-name="ce1" table:formula="of:=+[.D5]/[.$G$10]" office:value-type="float" office:value="0.0179639013835905">
            <text:p>0.0180</text:p>
          </table:table-cell>
          <table:table-cell table:style-name="ce1" table:formula="of:=+[.E5]/[.$G$10]" office:value-type="float" office:value="0.000170813642316233">
            <text:p>0.0002</text:p>
          </table:table-cell>
          <table:table-cell table:style-name="ce1" table:formula="of:=+[.F5]/[.$G$10]" office:value-type="float" office:value="0.000597847748106815">
            <text:p>0.0006</text:p>
          </table:table-cell>
          <table:table-cell table:style-name="ce1" table:formula="of:=+[.G5]/[.$G$10]" office:value-type="float" office:value="0.734783351363662">
            <text:p>0.7348</text:p>
          </table:table-cell>
          <table:table-cell/>
        </table:table-row>
        <table:table-row table:style-name="ro1">
          <table:table-cell office:value-type="string">
            <text:p>l=1</text:p>
          </table:table-cell>
          <table:table-cell table:style-name="ce1" office:value-type="string">
            <text:p><text:s/></text:p>
          </table:table-cell>
          <table:table-cell table:style-name="ce1" table:formula="of:=+[.C6]/[.$G$10]" office:value-type="float" office:value="0.0170813642316233">
            <text:p>0.0171</text:p>
          </table:table-cell>
          <table:table-cell table:style-name="ce1" table:formula="of:=+[.D6]/[.$G$10]" office:value-type="float" office:value="0.0111882935717133">
            <text:p>0.0112</text:p>
          </table:table-cell>
          <table:table-cell table:style-name="ce1" table:formula="of:=+[.E6]/[.$G$10]" office:value-type="float" office:value="0.0000854068211581165">
            <text:p>0.0001</text:p>
          </table:table-cell>
          <table:table-cell table:style-name="ce1" table:formula="of:=+[.F6]/[.$G$10]" office:value-type="float" office:value="0.000142344701930194">
            <text:p>0.0001</text:p>
          </table:table-cell>
          <table:table-cell table:style-name="ce1" table:formula="of:=+[.G6]/[.$G$10]" office:value-type="float" office:value="0.0695496213630929">
            <text:p>0.0695</text:p>
          </table:table-cell>
          <table:table-cell/>
        </table:table-row>
        <table:table-row table:style-name="ro1">
          <table:table-cell office:value-type="string">
            <text:p>l=2</text:p>
          </table:table-cell>
          <table:table-cell table:number-columns-repeated="2" table:style-name="ce1" office:value-type="string">
            <text:p><text:s/></text:p>
          </table:table-cell>
          <table:table-cell table:style-name="ce1" table:formula="of:=+[.D7]/[.$G$10]" office:value-type="float" office:value="0.0568809428913056">
            <text:p>0.0569</text:p>
          </table:table-cell>
          <table:table-cell table:style-name="ce1" table:formula="of:=+[.E7]/[.$G$10]" office:value-type="float" office:value="0.00520981609064511">
            <text:p>0.0052</text:p>
          </table:table-cell>
          <table:table-cell table:style-name="ce1" table:formula="of:=+[.F7]/[.$G$10]" office:value-type="float" office:value="0.00253373569435746">
            <text:p>0.0025</text:p>
          </table:table-cell>
          <table:table-cell table:style-name="ce1" table:formula="of:=+[.G7]/[.$G$10]" office:value-type="float" office:value="0.150657632522917">
            <text:p>0.1507</text:p>
          </table:table-cell>
          <table:table-cell/>
        </table:table-row>
        <table:table-row table:style-name="ro1">
          <table:table-cell office:value-type="string">
            <text:p>l=3</text:p>
          </table:table-cell>
          <table:table-cell table:number-columns-repeated="3" table:style-name="ce1" office:value-type="string">
            <text:p><text:s/></text:p>
          </table:table-cell>
          <table:table-cell table:style-name="ce1" table:formula="of:=+[.E8]/[.$G$10]" office:value-type="float" office:value="0.00873996469851392">
            <text:p>0.0087</text:p>
          </table:table-cell>
          <table:table-cell table:style-name="ce1" table:formula="of:=+[.F8]/[.$G$10]" office:value-type="float" office:value="0.0019074190058646">
            <text:p>0.0019</text:p>
          </table:table-cell>
          <table:table-cell table:style-name="ce1" table:formula="of:=+[.G8]/[.$G$10]" office:value-type="float" office:value="0.0248533849570119">
            <text:p>0.0249</text:p>
          </table:table-cell>
          <table:table-cell/>
        </table:table-row>
        <table:table-row table:style-name="ro1">
          <table:table-cell office:value-type="string">
            <text:p>l=4</text:p>
          </table:table-cell>
          <table:table-cell table:number-columns-repeated="4" table:style-name="ce1" office:value-type="string">
            <text:p><text:s/></text:p>
          </table:table-cell>
          <table:table-cell table:style-name="ce1" table:formula="of:=+[.F9]/[.$G$10]" office:value-type="float" office:value="0.00748733132152821">
            <text:p>0.0075</text:p>
          </table:table-cell>
          <table:table-cell table:style-name="ce1" table:formula="of:=+[.G9]/[.$G$10]" office:value-type="float" office:value="0.0201560097933155">
            <text:p>0.020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Joint Probability (Assuming independence between right and left eye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=0</text:p>
          </table:table-cell>
          <table:table-cell office:value-type="string">
            <text:p>r=1</text:p>
          </table:table-cell>
          <table:table-cell office:value-type="string">
            <text:p>r=2</text:p>
          </table:table-cell>
          <table:table-cell office:value-type="string">
            <text:p>r=3</text:p>
          </table:table-cell>
          <table:table-cell office:value-type="string">
            <text:p>r=4</text:p>
          </table:table-cell>
          <table:table-cell office:value-type="string">
            <text:p>Marginal Density</text:p>
          </table:table-cell>
          <table:table-cell/>
        </table:table-row>
        <table:table-row table:style-name="ro1">
          <table:table-cell office:value-type="string">
            <text:p>l=0</text:p>
          </table:table-cell>
          <table:table-cell table:style-name="ce1" table:formula="of:=+[.B12]*2" office:value-type="float" office:value="0.692079940784604">
            <text:p>0.6921</text:p>
          </table:table-cell>
          <table:table-cell table:style-name="ce1" table:formula="of:=+[.C12]" office:value-type="float" office:value="0.0239708478050447">
            <text:p>0.0240</text:p>
          </table:table-cell>
          <table:table-cell table:style-name="ce1" table:formula="of:=+[.D12]" office:value-type="float" office:value="0.0179639013835905">
            <text:p>0.0180</text:p>
          </table:table-cell>
          <table:table-cell table:style-name="ce1" table:formula="of:=+[.E12]" office:value-type="float" office:value="0.000170813642316233">
            <text:p>0.0002</text:p>
          </table:table-cell>
          <table:table-cell table:style-name="ce1" table:formula="of:=+[.F12]" office:value-type="float" office:value="0.000597847748106815">
            <text:p>0.0006</text:p>
          </table:table-cell>
          <table:table-cell table:style-name="ce1" table:formula="of:=+SUM([.B20:.F20])" office:value-type="float" office:value="0.734783351363662">
            <text:p>0.7348</text:p>
          </table:table-cell>
          <table:table-cell office:value-type="string">
            <text:p>P(l=0)</text:p>
          </table:table-cell>
        </table:table-row>
        <table:table-row table:style-name="ro1">
          <table:table-cell office:value-type="string">
            <text:p>l=1</text:p>
          </table:table-cell>
          <table:table-cell table:style-name="ce1" table:formula="of:=+[.C20]" office:value-type="float" office:value="0.0239708478050447">
            <text:p>0.0240</text:p>
          </table:table-cell>
          <table:table-cell table:style-name="ce1" table:formula="of:=+[.C13]*2" office:value-type="float" office:value="0.0341627284632466">
            <text:p>0.0342</text:p>
          </table:table-cell>
          <table:table-cell table:style-name="ce1" table:formula="of:=+[.D13]" office:value-type="float" office:value="0.0111882935717133">
            <text:p>0.0112</text:p>
          </table:table-cell>
          <table:table-cell table:style-name="ce1" table:formula="of:=+[.E13]" office:value-type="float" office:value="0.0000854068211581165">
            <text:p>0.0001</text:p>
          </table:table-cell>
          <table:table-cell table:style-name="ce1" table:formula="of:=+[.F13]" office:value-type="float" office:value="0.000142344701930194">
            <text:p>0.0001</text:p>
          </table:table-cell>
          <table:table-cell table:style-name="ce1" table:formula="of:=+SUM([.B21:.F21])" office:value-type="float" office:value="0.0695496213630929">
            <text:p>0.0695</text:p>
          </table:table-cell>
          <table:table-cell office:value-type="string">
            <text:p>P(l=1)</text:p>
          </table:table-cell>
        </table:table-row>
        <table:table-row table:style-name="ro1">
          <table:table-cell office:value-type="string">
            <text:p>l=2</text:p>
          </table:table-cell>
          <table:table-cell table:style-name="ce1" table:formula="of:=+[.D20]" office:value-type="float" office:value="0.0179639013835905">
            <text:p>0.0180</text:p>
          </table:table-cell>
          <table:table-cell table:style-name="ce1" table:formula="of:=+[.D21]" office:value-type="float" office:value="0.0111882935717133">
            <text:p>0.0112</text:p>
          </table:table-cell>
          <table:table-cell table:style-name="ce1" table:formula="of:=+[.D14]*2" office:value-type="float" office:value="0.113761885782611">
            <text:p>0.1138</text:p>
          </table:table-cell>
          <table:table-cell table:style-name="ce1" table:formula="of:=+[.E14]" office:value-type="float" office:value="0.00520981609064511">
            <text:p>0.0052</text:p>
          </table:table-cell>
          <table:table-cell table:style-name="ce1" table:formula="of:=+[.F14]" office:value-type="float" office:value="0.00253373569435746">
            <text:p>0.0025</text:p>
          </table:table-cell>
          <table:table-cell table:style-name="ce1" table:formula="of:=+SUM([.B22:.F22])" office:value-type="float" office:value="0.150657632522917">
            <text:p>0.1507</text:p>
          </table:table-cell>
          <table:table-cell office:value-type="string">
            <text:p>P(l=2)</text:p>
          </table:table-cell>
        </table:table-row>
        <table:table-row table:style-name="ro1">
          <table:table-cell office:value-type="string">
            <text:p>l=3</text:p>
          </table:table-cell>
          <table:table-cell table:style-name="ce1" table:formula="of:=+[.E20]" office:value-type="float" office:value="0.000170813642316233">
            <text:p>0.0002</text:p>
          </table:table-cell>
          <table:table-cell table:style-name="ce1" table:formula="of:=+[.E21]" office:value-type="float" office:value="0.0000854068211581165">
            <text:p>0.0001</text:p>
          </table:table-cell>
          <table:table-cell table:style-name="ce1" table:formula="of:=+[.E22]" office:value-type="float" office:value="0.00520981609064511">
            <text:p>0.0052</text:p>
          </table:table-cell>
          <table:table-cell table:style-name="ce1" table:formula="of:=+[.E15]*2" office:value-type="float" office:value="0.0174799293970278">
            <text:p>0.0175</text:p>
          </table:table-cell>
          <table:table-cell table:style-name="ce1" table:formula="of:=+[.F15]" office:value-type="float" office:value="0.0019074190058646">
            <text:p>0.0019</text:p>
          </table:table-cell>
          <table:table-cell table:style-name="ce1" table:formula="of:=+SUM([.B23:.F23])" office:value-type="float" office:value="0.0248533849570119">
            <text:p>0.0249</text:p>
          </table:table-cell>
          <table:table-cell office:value-type="string">
            <text:p>P(l=3)</text:p>
          </table:table-cell>
        </table:table-row>
        <table:table-row table:style-name="ro1">
          <table:table-cell office:value-type="string">
            <text:p>l=4</text:p>
          </table:table-cell>
          <table:table-cell table:style-name="ce1" table:formula="of:=+[.F20]" office:value-type="float" office:value="0.000597847748106815">
            <text:p>0.0006</text:p>
          </table:table-cell>
          <table:table-cell table:style-name="ce1" table:formula="of:=+[.F21]" office:value-type="float" office:value="0.000142344701930194">
            <text:p>0.0001</text:p>
          </table:table-cell>
          <table:table-cell table:style-name="ce1" table:formula="of:=+[.F22]" office:value-type="float" office:value="0.00253373569435746">
            <text:p>0.0025</text:p>
          </table:table-cell>
          <table:table-cell table:style-name="ce1" table:formula="of:=+[.F23]" office:value-type="float" office:value="0.0019074190058646">
            <text:p>0.0019</text:p>
          </table:table-cell>
          <table:table-cell table:style-name="ce1" table:formula="of:=+[.F16]*2" office:value-type="float" office:value="0.0149746626430564">
            <text:p>0.0150</text:p>
          </table:table-cell>
          <table:table-cell table:style-name="ce1" table:formula="of:=+SUM([.B24:.F24])" office:value-type="float" office:value="0.0201560097933155">
            <text:p>0.0202</text:p>
          </table:table-cell>
          <table:table-cell office:value-type="string">
            <text:p>P(l=4)</text:p>
          </table:table-cell>
        </table:table-row>
        <table:table-row table:style-name="ro1">
          <table:table-cell/>
          <table:table-cell table:formula="of:=+SUM([.B20:.B24])" office:value-type="float" office:value="0.734783351363662">
            <text:p>0.7347833514</text:p>
          </table:table-cell>
          <table:table-cell table:formula="of:=+SUM([.C20:.C24])" office:value-type="float" office:value="0.0695496213630929">
            <text:p>0.0695496214</text:p>
          </table:table-cell>
          <table:table-cell table:formula="of:=+SUM([.D20:.D24])" office:value-type="float" office:value="0.150657632522917">
            <text:p>0.1506576325</text:p>
          </table:table-cell>
          <table:table-cell table:formula="of:=+SUM([.E20:.E24])" office:value-type="float" office:value="0.0248533849570119">
            <text:p>0.024853385</text:p>
          </table:table-cell>
          <table:table-cell table:formula="of:=+SUM([.F20:.F24])" office:value-type="float" office:value="0.0201560097933155">
            <text:p>0.0201560098</text:p>
          </table:table-cell>
          <table:table-cell table:formula="of:=+SUM([.G20:.G24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P(r=0)</text:p>
          </table:table-cell>
          <table:table-cell office:value-type="string">
            <text:p>P(r=1)</text:p>
          </table:table-cell>
          <table:table-cell office:value-type="string">
            <text:p>P(r=2)</text:p>
          </table:table-cell>
          <table:table-cell office:value-type="string">
            <text:p>P(r=3)</text:p>
          </table:table-cell>
          <table:table-cell office:value-type="string">
            <text:p>P(r=4)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>
            <text:p>Conditional</text:p>
          </table:table-cell>
          <table:table-cell office:value-type="string">
            <text:p>r=0</text:p>
          </table:table-cell>
          <table:table-cell office:value-type="string">
            <text:p>r=1</text:p>
          </table:table-cell>
          <table:table-cell office:value-type="string">
            <text:p>r=2</text:p>
          </table:table-cell>
          <table:table-cell office:value-type="string">
            <text:p>r=3</text:p>
          </table:table-cell>
          <table:table-cell office:value-type="string">
            <text:p>r=4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office:value-type="string">
            <text:p>l=0</text:p>
          </table:table-cell>
          <table:table-cell table:style-name="ce1" table:formula="of:=+[.B20]/[.G20]" office:value-type="float" office:value="0.941882991088725">
            <text:p>0.9419</text:p>
          </table:table-cell>
          <table:table-cell table:style-name="ce1" table:formula="of:=+[.C20]/[.G20]" office:value-type="float" office:value="0.0326230143355289">
            <text:p>0.0326</text:p>
          </table:table-cell>
          <table:table-cell table:style-name="ce1" table:formula="of:=+[.D20]/[.G20]" office:value-type="float" office:value="0.0244478884153429">
            <text:p>0.0244</text:p>
          </table:table-cell>
          <table:table-cell table:style-name="ce1" table:formula="of:=+[.E20]/[.G20]" office:value-type="float" office:value="0.000232468035645099">
            <text:p>0.0002</text:p>
          </table:table-cell>
          <table:table-cell table:style-name="ce1" table:formula="of:=+[.F20]/[.G20]" office:value-type="float" office:value="0.000813638124757846">
            <text:p>0.0008</text:p>
          </table:table-cell>
          <table:table-cell table:style-name="ce1" table:formula="of:=+SUM([.B29:.F29])" office:value-type="float" office:value="1">
            <text:p>1.0000</text:p>
          </table:table-cell>
          <table:table-cell office:value-type="string">
            <text:p>P(left|right=0)</text:p>
          </table:table-cell>
        </table:table-row>
        <table:table-row table:style-name="ro1">
          <table:table-cell office:value-type="string">
            <text:p>l=1</text:p>
          </table:table-cell>
          <table:table-cell table:style-name="ce1" table:formula="of:=+[.B21]/[.G21]" office:value-type="float" office:value="0.344658207122391">
            <text:p>0.3447</text:p>
          </table:table-cell>
          <table:table-cell table:style-name="ce1" table:formula="of:=+[.C21]/[.G21]" office:value-type="float" office:value="0.49119934506754">
            <text:p>0.4912</text:p>
          </table:table-cell>
          <table:table-cell table:style-name="ce1" table:formula="of:=+[.D21]/[.G21]" office:value-type="float" office:value="0.160867785509619">
            <text:p>0.1609</text:p>
          </table:table-cell>
          <table:table-cell table:style-name="ce1" table:formula="of:=+[.E21]/[.G21]" office:value-type="float" office:value="0.00122799836266885">
            <text:p>0.0012</text:p>
          </table:table-cell>
          <table:table-cell table:style-name="ce1" table:formula="of:=+[.F21]/[.G21]" office:value-type="float" office:value="0.00204666393778142">
            <text:p>0.0020</text:p>
          </table:table-cell>
          <table:table-cell table:style-name="ce1" table:formula="of:=+SUM([.B30:.F30])" office:value-type="float" office:value="1">
            <text:p>1.0000</text:p>
          </table:table-cell>
          <table:table-cell office:value-type="string">
            <text:p>P(left|right=1)</text:p>
          </table:table-cell>
        </table:table-row>
        <table:table-row table:style-name="ro1">
          <table:table-cell office:value-type="string">
            <text:p>l=2</text:p>
          </table:table-cell>
          <table:table-cell table:style-name="ce1" table:formula="of:=+[.B22]/[.G22]" office:value-type="float" office:value="0.119236583522298">
            <text:p>0.1192</text:p>
          </table:table-cell>
          <table:table-cell table:style-name="ce1" table:formula="of:=+[.C22]/[.G22]" office:value-type="float" office:value="0.0742630385487528">
            <text:p>0.0743</text:p>
          </table:table-cell>
          <table:table-cell table:style-name="ce1" table:formula="of:=+[.D22]/[.G22]" office:value-type="float" office:value="0.755102040816327">
            <text:p>0.7551</text:p>
          </table:table-cell>
          <table:table-cell table:style-name="ce1" table:formula="of:=+[.E22]/[.G22]" office:value-type="float" office:value="0.0345804988662131">
            <text:p>0.0346</text:p>
          </table:table-cell>
          <table:table-cell table:style-name="ce1" table:formula="of:=+[.F22]/[.G22]" office:value-type="float" office:value="0.0168178382464097">
            <text:p>0.0168</text:p>
          </table:table-cell>
          <table:table-cell table:style-name="ce1" table:formula="of:=+SUM([.B31:.F31])" office:value-type="float" office:value="1">
            <text:p>1.0000</text:p>
          </table:table-cell>
          <table:table-cell office:value-type="string">
            <text:p>P(left|right=2)</text:p>
          </table:table-cell>
        </table:table-row>
        <table:table-row table:style-name="ro1">
          <table:table-cell office:value-type="string">
            <text:p>l=3</text:p>
          </table:table-cell>
          <table:table-cell table:style-name="ce1" table:formula="of:=+[.B23]/[.G23]" office:value-type="float" office:value="0.00687285223367698">
            <text:p>0.0069</text:p>
          </table:table-cell>
          <table:table-cell table:style-name="ce1" table:formula="of:=+[.C23]/[.G23]" office:value-type="float" office:value="0.00343642611683849">
            <text:p>0.0034</text:p>
          </table:table-cell>
          <table:table-cell table:style-name="ce1" table:formula="of:=+[.D23]/[.G23]" office:value-type="float" office:value="0.209621993127148">
            <text:p>0.2096</text:p>
          </table:table-cell>
          <table:table-cell table:style-name="ce1" table:formula="of:=+[.E23]/[.G23]" office:value-type="float" office:value="0.703321878579611">
            <text:p>0.7033</text:p>
          </table:table-cell>
          <table:table-cell table:style-name="ce1" table:formula="of:=+[.F23]/[.G23]" office:value-type="float" office:value="0.0767468499427262">
            <text:p>0.0767</text:p>
          </table:table-cell>
          <table:table-cell table:style-name="ce1" table:formula="of:=+SUM([.B32:.F32])" office:value-type="float" office:value="1">
            <text:p>1.0000</text:p>
          </table:table-cell>
          <table:table-cell office:value-type="string">
            <text:p>P(left|right=3)</text:p>
          </table:table-cell>
        </table:table-row>
        <table:table-row table:style-name="ro1">
          <table:table-cell office:value-type="string">
            <text:p>l=4</text:p>
          </table:table-cell>
          <table:table-cell table:style-name="ce1" table:formula="of:=+[.B24]/[.G24]" office:value-type="float" office:value="0.0296610169491525">
            <text:p>0.0297</text:p>
          </table:table-cell>
          <table:table-cell table:style-name="ce1" table:formula="of:=+[.C24]/[.G24]" office:value-type="float" office:value="0.00706214689265537">
            <text:p>0.0071</text:p>
          </table:table-cell>
          <table:table-cell table:style-name="ce1" table:formula="of:=+[.D24]/[.G24]" office:value-type="float" office:value="0.125706214689266">
            <text:p>0.1257</text:p>
          </table:table-cell>
          <table:table-cell table:style-name="ce1" table:formula="of:=+[.E24]/[.G24]" office:value-type="float" office:value="0.0946327683615819">
            <text:p>0.0946</text:p>
          </table:table-cell>
          <table:table-cell table:style-name="ce1" table:formula="of:=+[.F24]/[.G24]" office:value-type="float" office:value="0.742937853107345">
            <text:p>0.7429</text:p>
          </table:table-cell>
          <table:table-cell table:style-name="ce1" table:formula="of:=+SUM([.B33:.F33])" office:value-type="float" office:value="1">
            <text:p>1.0000</text:p>
          </table:table-cell>
          <table:table-cell office:value-type="string">
            <text:p>P(left|right=4)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>
            <text:p>Conclusions:</text:p>
          </table:table-cell>
          <table:table-cell table:number-columns-repeated="7"/>
        </table:table-row>
        <table:table-row table:style-name="ro1">
          <table:table-cell office:value-type="string">
            <text:p>One healthy eye, strongly suggests the other eye is health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rob that both eyes are healthy is 69% via Joint Distribution </text:p>
          </table:table-cell>
          <table:table-cell table:number-columns-repeated="7"/>
        </table:table-row>
        <table:table-row table:style-name="ro1">
          <table:table-cell office:value-type="string">
            <text:p>Prob left eye is health regardless of right eye is 73% via the marginal density.</text:p>
          </table:table-cell>
          <table:table-cell table:number-columns-repeated="7"/>
        </table:table-row>
        <table:table-row table:style-name="ro1">
          <table:table-cell office:value-type="string">
            <text:p>Prob left eye health when right eye is healthy is 94% via the conditional density.</text:p>
          </table:table-cell>
          <table:table-cell table:number-columns-repeated="7"/>
        </table:table-row>
        <table:table-row table:style-name="ro1">
          <table:table-cell office:value-type="string">
            <text:p>P(l|r) <text:s/>is not equal to P(l) alone indicating the conditions in left and right eye are not independent.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1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5/17/2015</text:date>, <text:time>17:1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5:46:37.71</meta:creation-date>
    <dc:date>2015-05-17T17:12:17.92</dc:date>
    <meta:editing-duration>PT1H10M26S</meta:editing-duration>
    <meta:editing-cycles>11</meta:editing-cycles>
    <meta:generator>OpenOffice/4.0.1$Win32 OpenOffice.org_project/401m5$Build-9714</meta:generator>
    <meta:document-statistic meta:table-count="3" meta:cell-count="191" meta:object-count="0"/>
  </office:meta>
</office:document-meta>
</file>